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6pt" style:font-size-asian="16pt" style:font-size-complex="16pt"/>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weight="bold" style:font-weight-asian="bold" style:font-weight-complex="bold" fo:font-size="14pt" style:font-size-asian="14pt" style:font-size-complex="14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P11" style:parent-style-name="Normal" style:family="paragraph">
      <style:text-properties fo:font-weight="bold" style:font-weight-asian="bold" style:font-weight-complex="bold" fo:font-size="14pt" style:font-size-asian="14pt" style:font-size-complex="14pt"/>
    </style:style>
    <style:style style:name="P12" style:parent-style-name="ListParagraph" style:list-style-name="LFO1" style:family="paragraph">
      <style:text-properties fo:font-size="12pt" style:font-size-asian="12pt" style:font-size-complex="12pt"/>
    </style:style>
    <style:style style:name="P13" style:parent-style-name="ListParagraph" style:list-style-name="LFO1" style:family="paragraph">
      <style:text-properties fo:font-size="12pt" style:font-size-asian="12pt" style:font-size-complex="12pt"/>
    </style:style>
    <style:style style:name="P14" style:parent-style-name="ListParagraph" style:list-style-name="LFO1" style:family="paragraph">
      <style:text-properties fo:font-size="12pt" style:font-size-asian="12pt" style:font-size-complex="12pt"/>
    </style:style>
    <style:style style:name="P15" style:parent-style-name="ListParagraph" style:list-style-name="LFO1" style:family="paragraph">
      <style:text-properties fo:font-size="12pt" style:font-size-asian="12pt" style:font-size-complex="12pt"/>
    </style:style>
    <style:style style:name="P16" style:parent-style-name="Normal" style:family="paragraph">
      <style:text-properties fo:font-weight="bold" style:font-weight-asian="bold" style:font-weight-complex="bold" fo:font-size="14pt" style:font-size-asian="14pt" style:font-size-complex="14pt"/>
    </style:style>
    <style:style style:name="T17" style:parent-style-name="DefaultParagraphFont" style:family="text">
      <style:text-properties fo:font-weight="bold" style:font-weight-asian="bold" style:font-weight-complex="bold"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weight="bold" style:font-weight-asian="bold" style:font-weight-complex="bold"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weight="bold" style:font-weight-asian="bold" style:font-weight-complex="bold"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weight="bold" style:font-weight-asian="bold" style:font-weight-complex="bold"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weight="bold" style:font-weight-asian="bold" style:font-weight-complex="bold"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weight="bold" style:font-weight-asian="bold" style:font-weight-complex="bold" fo:font-size="12pt" style:font-size-asian="12pt" style:font-size-complex="12pt"/>
    </style:style>
    <style:style style:name="T35" style:parent-style-name="DefaultParagraphFont" style:family="text">
      <style:text-properties fo:font-weight="bold" style:font-weight-asian="bold" style:font-weight-complex="bold"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weight="bold" style:font-weight-asian="bold" style:font-weight-complex="bold" fo:font-size="14pt" style:font-size-asian="14pt" style:font-size-complex="14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office:automatic-styles>
  <office:body>
    <office:text text:use-soft-page-breaks="true">
      <text:p text:style-name="P1"><text:s/><text:span text:style-name="T2">Visualization Tool for Electric Vehicle Charge and Range Analysis</text:span></text:p>
      <text:p text:style-name="Normal"/>
      <text:p text:style-name="Normal"><text:span text:style-name="T3">Abstract:<text:s/></text:span><text:span text:style-name="T4">With the rise in popularity of electric vehicles (EVs), it is essential to develop tools that can help EV owners plan their journeys and understand the impact of charging patterns on range. This project aims to develop a visualization tool that can provide EV owners with insights into their charging and driving<text:s/></text:span><text:span text:style-name="T5">behaviour</text:span><text:span text:style-name="T6"><text:s/>and help them optimize their range and battery usage.</text:span></text:p>
      <text:p text:style-name="Normal"/>
      <text:p text:style-name="Normal"><text:span text:style-name="T7">Introduction:</text:span><text:span text:style-name="T8"><text:s/>The popularity of electric vehicles is on the rise, and with it, the need for tools that can help EV owners better understand their vehicle's performance. The range of an EV is determined by several factors, including battery size, driving style, and charging patterns. This project aims to develop a visualization tool that can provide EV owners with insights into their charging and driving<text:s/></text:span><text:span text:style-name="T9">behaviour</text:span><text:span text:style-name="T10"><text:s/>and help them optimize their range and battery usage.</text:span></text:p>
      <text:p text:style-name="Normal"/>
      <text:p text:style-name="P11">Objectives:</text:p>
      <text:list text:style-name="LFO1" text:continue-numbering="true">
        <text:list-item>
          <text:p text:style-name="P12">Develop a tool that can visualize the charging and driving<text:s/>behaviour<text:s/>of an EV owner.<text:s/></text:p>
        </text:list-item>
        <text:list-item>
          <text:p text:style-name="P13">Provide insights into how driving style and charging patterns impact range and battery life.<text:s/></text:p>
        </text:list-item>
        <text:list-item>
          <text:p text:style-name="P14">Enable EV owners to optimize their range and battery usage.<text:s/></text:p>
        </text:list-item>
        <text:list-item>
          <text:p text:style-name="P15">Increase awareness of the benefits of EV.<text:s/></text:p>
        </text:list-item>
      </text:list>
      <text:p text:style-name="P16">Methodology:</text:p>
      <text:p text:style-name="Normal"><text:span text:style-name="T17">Data collection:<text:s/></text:span><text:span text:style-name="T18">Collect data on the charging and driving<text:s/></text:span><text:span text:style-name="T19">behaviour</text:span><text:span text:style-name="T20"><text:s/>of EV owners using sensors and data loggers.</text:span></text:p>
      <text:p text:style-name="Normal"><text:span text:style-name="T21">Data analysis:<text:s/></text:span><text:span text:style-name="T22">Analyse</text:span><text:span text:style-name="T23"><text:s/>the data using statistical techniques to identify patterns and trends in charging and driving<text:s/></text:span><text:span text:style-name="T24">behaviour</text:span><text:span text:style-name="T25">.</text:span></text:p>
      <text:p text:style-name="Normal"><text:span text:style-name="T26">Visualization tool development:</text:span><text:span text:style-name="T27"><text:s/>Develop a visualization tool that can display the data in an easy-to-understand format.</text:span></text:p>
      <text:p text:style-name="Normal"><text:span text:style-name="T28">Optimization:</text:span><text:span text:style-name="T29"><text:s/>Develop algorithms to optimize charging and driving<text:s/></text:span><text:span text:style-name="T30">behaviour</text:span><text:span text:style-name="T31"><text:s/>based on the data collected.</text:span></text:p>
      <text:p text:style-name="Normal"><text:span text:style-name="T32">Awareness campaign:<text:s/></text:span><text:span text:style-name="T33">Raise awareness of the benefits of EVs and promote the use of the visualization tool through social media campaigns and community engagement.</text:span></text:p>
      <text:p text:style-name="Normal"><text:span text:style-name="T34">Expected<text:s/></text:span><text:span text:style-name="T35">outcomes:</text:span><text:span text:style-name="T36"><text:s/>A</text:span><text:span text:style-name="T37"><text:s/>visualization tool that can provide insights into the charging and driving<text:s/></text:span><text:span text:style-name="T38">behaviour</text:span><text:span text:style-name="T39"><text:s/>of EV owners</text:span><text:span text:style-name="T40">.<text:s/></text:span><text:span text:style-name="T41">Increased awareness of the benefits of EVs</text:span><text:span text:style-name="T42">.</text:span><text:span text:style-name="T43"><text:s/></text:span><text:span text:style-name="T44">Optimized charging and driving<text:s/></text:span><text:span text:style-name="T45">behaviour</text:span><text:span text:style-name="T46"><text:s/>based on data analysis</text:span></text:p>
      <text:p text:style-name="Normal"><text:span text:style-name="T47">Conclusion:<text:s/></text:span><text:span text:style-name="T48">The project will contribute to the development of tools that can help EV owners optimize their range and battery usage. The visualization tool will provide insights into the impact of charging patterns and driving<text:s/></text:span><text:span text:style-name="T49">behaviour</text:span><text:span text:style-name="T50"><text:s/>on range and battery life, enabling EV owners to make informed decisions about their vehicle usage. The project's results will be valuable for EV manufacturers, policymakers, and energy providers looking to promote the use of EVs and sustainable transpor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style:letter-kerning="false"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ungvijay8870@gmail.com</meta:initial-creator>
    <dc:creator>youngvijay8870@gmail.com</dc:creator>
    <meta:creation-date>2023-04-18T10:00:00Z</meta:creation-date>
    <dc:date>2023-04-18T10:00:00Z</dc:date>
    <meta:template xlink:href="Normal.dotm" xlink:type="simple"/>
    <meta:editing-cycles>16</meta:editing-cycles>
    <meta:editing-duration>PT540S</meta:editing-duration>
    <meta:document-statistic meta:page-count="1" meta:paragraph-count="5" meta:word-count="386" meta:character-count="2586" meta:row-count="18" meta:non-whitespace-character-count="2205"/>
  </office:meta>
</office:document-meta>
</file>